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e9f78"/>
    </style:style>
    <style:style style:name="P2" style:family="paragraph" style:parent-style-name="Standard">
      <style:paragraph-properties fo:text-align="center" style:justify-single-word="false"/>
      <style:text-properties fo:font-style="italic" officeooo:rsid="001b3719" officeooo:paragraph-rsid="001b3719" style:font-style-asian="italic" style:font-style-complex="italic"/>
    </style:style>
    <style:style style:name="P3" style:family="paragraph" style:parent-style-name="Standard">
      <style:paragraph-properties fo:text-align="center" style:justify-single-word="false"/>
      <style:text-properties fo:font-style="italic" officeooo:rsid="001f7947" officeooo:paragraph-rsid="001b3719" style:font-style-asian="italic" style:font-style-complex="italic"/>
    </style:style>
    <style:style style:name="P4" style:family="paragraph" style:parent-style-name="Standard">
      <style:paragraph-properties fo:line-height="150%" fo:text-align="justify" style:justify-single-word="false"/>
      <style:text-properties fo:font-style="italic" officeooo:rsid="00269c7f" officeooo:paragraph-rsid="00269c7f" style:font-style-asian="italic" style:font-style-complex="italic"/>
    </style:style>
    <style:style style:name="P5" style:family="paragraph" style:parent-style-name="Standard">
      <style:paragraph-properties fo:line-height="150%" fo:text-align="justify" style:justify-single-word="false"/>
      <style:text-properties fo:font-style="italic" officeooo:rsid="0046a152" officeooo:paragraph-rsid="00d88af0" style:font-style-asian="italic" style:font-style-complex="italic"/>
    </style:style>
    <style:style style:name="P6" style:family="paragraph" style:parent-style-name="Standard">
      <style:paragraph-properties fo:line-height="150%" fo:text-align="justify" style:justify-single-word="false"/>
      <style:text-properties fo:font-style="italic" fo:font-weight="bold" officeooo:rsid="001f7947" officeooo:paragraph-rsid="001f7947" style:font-style-asian="italic" style:font-weight-asian="bold" style:font-style-complex="italic" style:font-weight-complex="bold"/>
    </style:style>
    <style:style style:name="P7" style:family="paragraph" style:parent-style-name="Standard">
      <style:paragraph-properties fo:line-height="150%" fo:text-align="justify" style:justify-single-word="false"/>
      <style:text-properties fo:font-style="italic" fo:font-weight="bold" officeooo:rsid="0025a954" officeooo:paragraph-rsid="0025a954" style:font-style-asian="italic" style:font-weight-asian="bold" style:font-style-complex="italic" style:font-weight-complex="bold"/>
    </style:style>
    <style:style style:name="P8" style:family="paragraph" style:parent-style-name="Standard">
      <style:paragraph-properties fo:line-height="150%" fo:text-align="justify" style:justify-single-word="false"/>
      <style:text-properties fo:font-style="italic" fo:font-weight="bold" officeooo:rsid="002ad4cb" officeooo:paragraph-rsid="00c84784" style:font-style-asian="italic" style:font-weight-asian="bold" style:font-style-complex="italic" style:font-weight-complex="bold"/>
    </style:style>
    <style:style style:name="P9" style:family="paragraph" style:parent-style-name="Standard">
      <style:paragraph-properties fo:line-height="150%" fo:text-align="justify" style:justify-single-word="false"/>
      <style:text-properties fo:font-style="italic" fo:font-weight="bold" officeooo:rsid="0046a152" officeooo:paragraph-rsid="0046a152" fo:background-color="transparent" style:font-style-asian="italic" style:font-weight-asian="bold" style:font-style-complex="italic" style:font-weight-complex="bold"/>
    </style:style>
    <style:style style:name="P10" style:family="paragraph" style:parent-style-name="Standard">
      <style:paragraph-properties fo:line-height="150%" fo:text-align="justify" style:justify-single-word="false"/>
      <style:text-properties fo:font-style="italic" fo:font-weight="bold" officeooo:rsid="0048e6b6" officeooo:paragraph-rsid="0048e6b6" fo:background-color="transparent" style:font-style-asian="italic" style:font-weight-asian="bold" style:font-style-complex="italic" style:font-weight-complex="bold"/>
    </style:style>
    <style:style style:name="P11" style:family="paragraph" style:parent-style-name="Standard">
      <style:paragraph-properties fo:line-height="150%" fo:text-align="justify" style:justify-single-word="false"/>
      <style:text-properties fo:font-style="italic" officeooo:rsid="0044b58e" officeooo:paragraph-rsid="00d88af0" fo:background-color="transparent" style:font-style-asian="italic" style:font-style-complex="italic"/>
    </style:style>
    <style:style style:name="P12" style:family="paragraph" style:parent-style-name="Standard">
      <style:paragraph-properties fo:line-height="150%" fo:text-align="justify" style:justify-single-word="false"/>
      <style:text-properties fo:font-style="italic" officeooo:rsid="001f7947" officeooo:paragraph-rsid="001f7947" fo:background-color="#ffff00" style:font-style-asian="italic" style:font-style-complex="italic"/>
    </style:style>
    <style:style style:name="P13" style:family="paragraph" style:parent-style-name="Standard">
      <style:paragraph-properties fo:text-align="justify" style:justify-single-word="false"/>
      <style:text-properties fo:font-style="normal" officeooo:rsid="00269c7f" officeooo:paragraph-rsid="00269c7f" style:font-style-asian="normal" style:font-style-complex="normal"/>
    </style:style>
    <style:style style:name="P14" style:family="paragraph" style:parent-style-name="Standard">
      <style:paragraph-properties fo:text-align="justify" style:justify-single-word="false"/>
      <style:text-properties fo:font-style="normal" officeooo:rsid="001f7947" officeooo:paragraph-rsid="001f7947" style:font-style-asian="normal" style:font-style-complex="normal"/>
    </style:style>
    <style:style style:name="P15" style:family="paragraph" style:parent-style-name="Standard">
      <style:paragraph-properties fo:text-align="justify" style:justify-single-word="false"/>
      <style:text-properties fo:font-style="normal" officeooo:rsid="0023d676" officeooo:paragraph-rsid="0023d676" style:font-style-asian="normal" style:font-style-complex="normal"/>
    </style:style>
    <style:style style:name="P16" style:family="paragraph" style:parent-style-name="Standard">
      <style:paragraph-properties fo:text-align="justify" style:justify-single-word="false"/>
      <style:text-properties fo:font-style="normal" officeooo:rsid="00254830" officeooo:paragraph-rsid="00254830" style:font-style-asian="normal" style:font-style-complex="normal"/>
    </style:style>
    <style:style style:name="P17" style:family="paragraph" style:parent-style-name="Standard">
      <style:paragraph-properties fo:text-align="justify" style:justify-single-word="false"/>
      <style:text-properties fo:font-style="normal" officeooo:rsid="0029e7dd" officeooo:paragraph-rsid="0029e7dd" style:font-style-asian="normal" style:font-style-complex="normal"/>
    </style:style>
    <style:style style:name="P18" style:family="paragraph" style:parent-style-name="Standard">
      <style:paragraph-properties fo:line-height="150%" fo:text-align="justify" style:justify-single-word="false"/>
      <style:text-properties fo:font-style="normal" officeooo:rsid="001c23e6" officeooo:paragraph-rsid="0031758d" style:font-style-asian="normal" style:font-style-complex="normal"/>
    </style:style>
    <style:style style:name="P19" style:family="paragraph" style:parent-style-name="Standard">
      <style:paragraph-properties fo:line-height="150%" fo:text-align="justify" style:justify-single-word="false"/>
      <style:text-properties fo:font-style="normal" officeooo:rsid="001c23e6" officeooo:paragraph-rsid="00a091b3" style:font-style-asian="normal" style:font-style-complex="normal"/>
    </style:style>
    <style:style style:name="P20" style:family="paragraph" style:parent-style-name="Standard">
      <style:paragraph-properties fo:line-height="150%" fo:text-align="justify" style:justify-single-word="false"/>
      <style:text-properties fo:font-style="normal" officeooo:rsid="00acc688" officeooo:paragraph-rsid="00acc688" style:font-style-asian="normal" style:font-style-complex="normal"/>
    </style:style>
    <style:style style:name="P21" style:family="paragraph" style:parent-style-name="Standard">
      <style:paragraph-properties fo:line-height="150%" fo:text-align="justify" style:justify-single-word="false"/>
      <style:text-properties fo:font-style="normal" officeooo:rsid="0060811e" officeooo:paragraph-rsid="00821b87" style:font-style-asian="normal" style:font-style-complex="normal"/>
    </style:style>
    <style:style style:name="P22" style:family="paragraph" style:parent-style-name="Standard">
      <style:paragraph-properties fo:line-height="150%" fo:text-align="justify" style:justify-single-word="false"/>
      <style:text-properties fo:font-style="normal" officeooo:rsid="0060811e" officeooo:paragraph-rsid="0060811e" style:font-style-asian="normal" style:font-style-complex="normal"/>
    </style:style>
    <style:style style:name="P23" style:family="paragraph" style:parent-style-name="Standard">
      <style:paragraph-properties fo:line-height="150%" fo:text-align="justify" style:justify-single-word="false"/>
      <style:text-properties fo:font-style="normal" officeooo:rsid="0060811e" officeooo:paragraph-rsid="00a091b3" style:font-style-asian="normal" style:font-style-complex="normal"/>
    </style:style>
    <style:style style:name="P24" style:family="paragraph" style:parent-style-name="Standard">
      <style:paragraph-properties fo:line-height="150%" fo:text-align="justify" style:justify-single-word="false"/>
      <style:text-properties fo:font-style="normal" officeooo:rsid="004ba948" officeooo:paragraph-rsid="004ba948" style:font-style-asian="normal" style:font-style-complex="normal"/>
    </style:style>
    <style:style style:name="P25" style:family="paragraph" style:parent-style-name="Standard">
      <style:paragraph-properties fo:line-height="150%" fo:text-align="justify" style:justify-single-word="false"/>
      <style:text-properties fo:font-style="normal" officeooo:rsid="009c62a4" officeooo:paragraph-rsid="00d88af0" style:font-style-asian="normal" style:font-style-complex="normal"/>
    </style:style>
    <style:style style:name="P26" style:family="paragraph" style:parent-style-name="Standard">
      <style:paragraph-properties fo:line-height="150%" fo:text-align="justify" style:justify-single-word="false"/>
      <style:text-properties fo:font-style="normal" officeooo:rsid="00af65fb" officeooo:paragraph-rsid="00d88af0" style:font-style-asian="normal" style:font-style-complex="normal"/>
    </style:style>
    <style:style style:name="P27" style:family="paragraph" style:parent-style-name="Standard">
      <style:paragraph-properties fo:line-height="150%" fo:text-align="justify" style:justify-single-word="false"/>
      <style:text-properties fo:font-style="normal" officeooo:rsid="00a42f38" officeooo:paragraph-rsid="00d88af0" style:font-style-asian="normal" style:font-style-complex="normal"/>
    </style:style>
    <style:style style:name="P28" style:family="paragraph" style:parent-style-name="Standard">
      <style:paragraph-properties fo:line-height="150%" fo:text-align="justify" style:justify-single-word="false"/>
      <style:text-properties fo:font-style="normal" officeooo:rsid="0042c94e" officeooo:paragraph-rsid="00c84784" style:font-style-asian="normal" style:font-style-complex="normal"/>
    </style:style>
    <style:style style:name="P29" style:family="paragraph" style:parent-style-name="Standard">
      <style:paragraph-properties fo:line-height="150%" fo:text-align="justify" style:justify-single-word="false"/>
      <style:text-properties fo:font-style="normal" officeooo:rsid="00ca2e5e" officeooo:paragraph-rsid="00ca2e5e" fo:background-color="transparent" style:font-style-asian="normal" style:font-style-complex="normal"/>
    </style:style>
    <style:style style:name="P30" style:family="paragraph" style:parent-style-name="Standard">
      <style:paragraph-properties fo:line-height="150%" fo:text-align="justify" style:justify-single-word="false"/>
      <style:text-properties fo:font-style="normal" officeooo:rsid="0046a152" officeooo:paragraph-rsid="00623e24" fo:background-color="transparent" style:font-style-asian="normal" style:font-style-complex="normal"/>
    </style:style>
    <style:style style:name="P31" style:family="paragraph" style:parent-style-name="Standard">
      <style:paragraph-properties fo:line-height="150%" fo:text-align="justify" style:justify-single-word="false"/>
      <style:text-properties fo:font-style="normal" officeooo:rsid="00614fb8" officeooo:paragraph-rsid="00d88af0" fo:background-color="transparent" style:font-style-asian="normal" style:font-style-complex="normal"/>
    </style:style>
    <style:style style:name="P32" style:family="paragraph" style:parent-style-name="Standard">
      <style:paragraph-properties fo:line-height="150%" fo:text-align="justify" style:justify-single-word="false"/>
      <style:text-properties fo:font-style="normal" officeooo:rsid="00614fb8" officeooo:paragraph-rsid="00d9243b" fo:background-color="transparent" style:font-style-asian="normal" style:font-style-complex="normal"/>
    </style:style>
    <style:style style:name="P33" style:family="paragraph" style:parent-style-name="Standard">
      <style:paragraph-properties fo:line-height="150%" fo:text-align="justify" style:justify-single-word="false"/>
      <style:text-properties fo:font-style="normal" fo:font-weight="normal" officeooo:rsid="00b9c2c9" officeooo:paragraph-rsid="00b9c2c9"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fo:font-style="normal" fo:font-weight="normal" officeooo:rsid="00623e24" officeooo:paragraph-rsid="00daca5b" fo:background-color="transparent"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fo:font-style="normal" fo:font-weight="normal" officeooo:rsid="00ca2e5e" officeooo:paragraph-rsid="00ca2e5e" fo:background-color="transparent" style:font-style-asian="normal" style:font-weight-asian="normal" style:font-style-complex="normal" style:font-weight-complex="normal"/>
    </style:style>
    <style:style style:name="P36" style:family="paragraph" style:parent-style-name="Standard">
      <style:paragraph-properties fo:line-height="150%" fo:text-align="justify" style:justify-single-word="false"/>
      <style:text-properties fo:font-style="normal" fo:font-weight="normal" officeooo:rsid="00ca3cab" officeooo:paragraph-rsid="00ca3cab" fo:background-color="transparent" style:font-style-asian="normal" style:font-weight-asian="normal" style:font-style-complex="normal" style:font-weight-complex="normal"/>
    </style:style>
    <style:style style:name="P37" style:family="paragraph" style:parent-style-name="Standard">
      <style:paragraph-properties fo:line-height="150%" fo:text-align="justify" style:justify-single-word="false"/>
      <style:text-properties fo:font-style="normal" fo:font-weight="bold" officeooo:rsid="00269c7f" officeooo:paragraph-rsid="00d63280"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style="normal" officeooo:rsid="00614fb8" officeooo:paragraph-rsid="00d9243b" fo:background-color="#ffff00" style:font-style-asian="normal" style:font-style-complex="normal"/>
    </style:style>
    <style:style style:name="P39" style:family="paragraph" style:parent-style-name="Standard">
      <style:paragraph-properties fo:line-height="150%" fo:text-align="justify" style:justify-single-word="false"/>
      <style:text-properties fo:language="en" fo:country="US" fo:font-style="italic" fo:font-weight="bold" officeooo:rsid="0044c0ef" officeooo:paragraph-rsid="00d88af0"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language="en" fo:country="US" fo:font-style="normal" style:text-underline-style="none" officeooo:rsid="0042c94e" officeooo:paragraph-rsid="00c84784" style:font-style-asian="normal" style:font-style-complex="normal"/>
    </style:style>
    <style:style style:name="P41" style:family="paragraph" style:parent-style-name="Standard">
      <style:paragraph-properties fo:line-height="150%" fo:text-align="justify" style:justify-single-word="false"/>
      <style:text-properties fo:language="en" fo:country="US" fo:font-style="normal" style:text-underline-style="none" officeooo:rsid="0060811e" officeooo:paragraph-rsid="00c84784" style:font-style-asian="normal" style:font-style-complex="normal"/>
    </style:style>
    <style:style style:name="P42" style:family="paragraph" style:parent-style-name="Standard">
      <style:paragraph-properties fo:line-height="150%" fo:text-align="justify" style:justify-single-word="false"/>
      <style:text-properties fo:language="en" fo:country="US" officeooo:rsid="0060eafe" officeooo:paragraph-rsid="00d88af0"/>
    </style:style>
    <style:style style:name="P43" style:family="paragraph" style:parent-style-name="Standard">
      <style:paragraph-properties fo:text-align="center" style:justify-single-word="false"/>
      <style:text-properties officeooo:rsid="001b3719" officeooo:paragraph-rsid="001b3719"/>
    </style:style>
    <style:style style:name="P44" style:family="paragraph" style:parent-style-name="Standard">
      <style:paragraph-properties fo:text-align="justify" style:justify-single-word="false"/>
      <style:text-properties officeooo:rsid="001b3719" officeooo:paragraph-rsid="001f7947"/>
    </style:style>
    <style:style style:name="P45" style:family="paragraph" style:parent-style-name="Standard">
      <style:paragraph-properties fo:text-align="center" style:justify-single-word="false"/>
      <style:text-properties fo:font-size="18pt" officeooo:rsid="001b3719" officeooo:paragraph-rsid="001b3719" style:font-size-asian="18pt" style:font-size-complex="18pt"/>
    </style:style>
    <style:style style:name="P46" style:family="paragraph" style:parent-style-name="Standard">
      <style:paragraph-properties fo:text-align="justify" style:justify-single-word="false"/>
      <style:text-properties officeooo:rsid="0029e4c8" officeooo:paragraph-rsid="0031758d"/>
    </style:style>
    <style:style style:name="P47" style:family="paragraph" style:parent-style-name="Standard">
      <style:paragraph-properties fo:text-align="center" style:justify-single-word="false"/>
      <style:text-properties fo:font-size="15pt" officeooo:rsid="004ba948" officeooo:paragraph-rsid="004ba948" style:font-size-asian="15pt" style:font-size-complex="15pt"/>
    </style:style>
    <style:style style:name="P48" style:family="paragraph" style:parent-style-name="Standard">
      <style:paragraph-properties fo:text-align="center" style:justify-single-word="false"/>
      <style:text-properties fo:font-size="15pt" fo:font-style="italic" officeooo:rsid="004ba948" officeooo:paragraph-rsid="004ba948" style:font-size-asian="15pt" style:font-style-asian="italic" style:font-size-complex="15pt" style:font-style-complex="italic"/>
    </style:style>
    <style:style style:name="P49" style:family="paragraph" style:parent-style-name="Standard">
      <style:paragraph-properties fo:line-height="150%" fo:text-align="justify" style:justify-single-word="false"/>
      <style:text-properties officeooo:paragraph-rsid="00a7bab1"/>
    </style:style>
    <style:style style:name="P50" style:family="paragraph" style:parent-style-name="Standard">
      <style:paragraph-properties fo:line-height="150%" fo:text-align="justify" style:justify-single-word="false"/>
      <style:text-properties officeooo:paragraph-rsid="00acc688"/>
    </style:style>
    <style:style style:name="P51" style:family="paragraph" style:parent-style-name="Standard">
      <style:paragraph-properties fo:line-height="150%" fo:text-align="justify" style:justify-single-word="false"/>
      <style:text-properties officeooo:paragraph-rsid="00c84784"/>
    </style:style>
    <style:style style:name="P52" style:family="paragraph" style:parent-style-name="Standard">
      <style:paragraph-properties fo:line-height="150%" fo:text-align="justify" style:justify-single-word="false"/>
      <style:text-properties officeooo:paragraph-rsid="00d6a443"/>
    </style:style>
    <style:style style:name="P53" style:family="paragraph" style:parent-style-name="Standard">
      <style:paragraph-properties fo:line-height="150%" fo:text-align="justify" style:justify-single-word="false"/>
      <style:text-properties officeooo:paragraph-rsid="00b40e72"/>
    </style:style>
    <style:style style:name="P54" style:family="paragraph" style:parent-style-name="Standard">
      <style:paragraph-properties fo:line-height="150%" fo:text-align="justify" style:justify-single-word="false"/>
      <style:text-properties officeooo:paragraph-rsid="0048e6b6"/>
    </style:style>
    <style:style style:name="P55" style:family="paragraph" style:parent-style-name="Standard">
      <style:paragraph-properties fo:line-height="150%" fo:text-align="justify" style:justify-single-word="false"/>
      <style:text-properties officeooo:rsid="0060b9b4" officeooo:paragraph-rsid="00c84784" fo:background-color="transparent"/>
    </style:style>
    <style:style style:name="P56" style:family="paragraph" style:parent-style-name="Standard">
      <style:paragraph-properties fo:line-height="150%" fo:text-align="justify" style:justify-single-word="false"/>
      <style:text-properties officeooo:rsid="0085855e" officeooo:paragraph-rsid="00c84784" fo:background-color="transparent"/>
    </style:style>
    <style:style style:name="P57" style:family="paragraph" style:parent-style-name="Standard">
      <style:paragraph-properties fo:line-height="150%" fo:text-align="justify" style:justify-single-word="false"/>
      <style:text-properties officeooo:rsid="009a724b" officeooo:paragraph-rsid="009a724b" fo:background-color="transparent"/>
    </style:style>
    <style:style style:name="P58" style:family="paragraph" style:parent-style-name="Standard">
      <style:paragraph-properties fo:line-height="150%" fo:text-align="justify" style:justify-single-word="false"/>
      <style:text-properties officeooo:rsid="009a724b" officeooo:paragraph-rsid="009a724b"/>
    </style:style>
    <style:style style:name="P59" style:family="paragraph" style:parent-style-name="Standard">
      <style:paragraph-properties fo:line-height="150%" fo:text-align="justify" style:justify-single-word="false"/>
      <style:text-properties officeooo:rsid="009a724b" officeooo:paragraph-rsid="00ba80cc"/>
    </style:style>
    <style:style style:name="P60" style:family="paragraph" style:parent-style-name="Standard">
      <style:paragraph-properties fo:line-height="150%" fo:text-align="justify" style:justify-single-word="false"/>
      <style:text-properties fo:color="#000000" fo:font-style="italic" fo:font-weight="bold" officeooo:rsid="00be576e" officeooo:paragraph-rsid="00ca2e5e" fo:background-color="transparent" style:font-style-asian="italic" style:font-weight-asian="bold" style:font-style-complex="italic" style:font-weight-complex="bold"/>
    </style:style>
    <style:style style:name="P61" style:family="paragraph" style:parent-style-name="Standard">
      <style:paragraph-properties fo:line-height="150%" fo:text-align="justify" style:justify-single-word="false"/>
      <style:text-properties fo:color="#000000" fo:font-style="italic" fo:font-weight="bold" officeooo:rsid="008912a9" officeooo:paragraph-rsid="008912a9" fo:background-color="transparent" style:font-style-asian="italic" style:font-weight-asian="bold" style:font-style-complex="italic" style:font-weight-complex="bold"/>
    </style:style>
    <style:style style:name="P62" style:family="paragraph" style:parent-style-name="Standard">
      <style:paragraph-properties fo:line-height="150%" fo:text-align="justify" style:justify-single-word="false"/>
      <style:text-properties fo:color="#000000" fo:font-style="italic" fo:font-weight="bold" officeooo:rsid="004ab0b6" officeooo:paragraph-rsid="00debcfb" fo:background-color="transparent" style:font-style-asian="italic" style:font-weight-asian="bold" style:font-style-complex="italic" style:font-weight-complex="bold"/>
    </style:style>
    <style:style style:name="P63" style:family="paragraph" style:parent-style-name="Standard">
      <style:paragraph-properties fo:line-height="150%" fo:text-align="justify" style:justify-single-word="false"/>
      <style:text-properties fo:color="#000000" fo:font-style="normal" fo:font-weight="normal" officeooo:rsid="008aaba2" officeooo:paragraph-rsid="00debcfb" fo:background-color="transparent" style:font-style-asian="normal" style:font-weight-asian="normal" style:font-style-complex="normal" style:font-weight-complex="normal"/>
    </style:style>
    <style:style style:name="P64" style:family="paragraph" style:parent-style-name="Standard">
      <style:paragraph-properties fo:line-height="150%" fo:text-align="justify" style:justify-single-word="false"/>
      <style:text-properties fo:color="#000000" fo:font-style="normal" fo:font-weight="normal" officeooo:rsid="00debcfb" officeooo:paragraph-rsid="00debcfb" fo:background-color="transparent"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fo:color="#000000" fo:font-style="normal" fo:font-weight="normal" officeooo:rsid="008b3680" officeooo:paragraph-rsid="00debcfb" fo:background-color="transparent" style:font-style-asian="normal" style:font-weight-asian="normal" style:font-style-complex="normal" style:font-weight-complex="normal"/>
    </style:style>
    <style:style style:name="P66" style:family="paragraph" style:parent-style-name="Standard">
      <style:paragraph-properties fo:line-height="150%" fo:text-align="justify" style:justify-single-word="false"/>
      <style:text-properties style:use-window-font-color="true" fo:font-style="normal" fo:font-weight="normal" officeooo:rsid="00cb295f" officeooo:paragraph-rsid="00cb295f" fo:background-color="transparent" style:font-style-asian="normal" style:font-weight-asian="normal" style:font-style-complex="normal" style:font-weight-complex="normal"/>
    </style:style>
    <style:style style:name="P67" style:family="paragraph" style:parent-style-name="Standard">
      <style:paragraph-properties fo:line-height="150%" fo:text-align="justify" style:justify-single-word="false"/>
      <style:text-properties style:use-window-font-color="true" fo:font-style="normal" fo:font-weight="normal" officeooo:rsid="00cc1002" officeooo:paragraph-rsid="00cc1002" fo:background-color="transparent" style:font-style-asian="normal" style:font-weight-asian="normal" style:font-style-complex="normal" style:font-weight-complex="normal"/>
    </style:style>
    <style:style style:name="P68" style:family="paragraph" style:parent-style-name="Standard">
      <style:paragraph-properties fo:line-height="150%" fo:text-align="justify" style:justify-single-word="false"/>
      <style:text-properties style:use-window-font-color="true" fo:font-style="normal" fo:font-weight="normal" officeooo:rsid="00623e24" officeooo:paragraph-rsid="00dc4ca6" fo:background-color="transparent" style:font-style-asian="normal" style:font-weight-asian="normal" style:font-style-complex="normal" style:font-weight-complex="normal"/>
    </style:style>
    <style:style style:name="P69" style:family="paragraph" style:parent-style-name="Standard">
      <style:paragraph-properties fo:line-height="150%" fo:text-align="justify" style:justify-single-word="false"/>
      <style:text-properties fo:font-size="12pt" officeooo:rsid="002345f2" officeooo:paragraph-rsid="00d56773" style:font-size-asian="12pt" style:font-size-complex="12pt"/>
    </style:style>
    <style:style style:name="P70" style:family="paragraph" style:parent-style-name="Standard">
      <style:paragraph-properties fo:line-height="150%" fo:text-align="justify" style:justify-single-word="false"/>
      <style:text-properties officeooo:rsid="0086030c" officeooo:paragraph-rsid="00d88af0"/>
    </style:style>
    <style:style style:name="P71" style:family="paragraph" style:parent-style-name="Standard">
      <style:paragraph-properties fo:line-height="150%" fo:text-align="justify" style:justify-single-word="false"/>
      <style:text-properties officeooo:rsid="0060b9b4" officeooo:paragraph-rsid="00c84784"/>
    </style:style>
    <style:style style:name="P72" style:family="paragraph" style:parent-style-name="Standard">
      <style:paragraph-properties fo:line-height="150%" fo:text-align="justify" style:justify-single-word="false"/>
      <style:text-properties officeooo:rsid="002345f2" officeooo:paragraph-rsid="00801bd9"/>
    </style:style>
    <style:style style:name="P73" style:family="paragraph" style:parent-style-name="Text_20_body">
      <style:paragraph-properties fo:line-height="150%" fo:text-align="justify" style:justify-single-word="false"/>
      <style:text-properties officeooo:paragraph-rsid="00c83d42"/>
    </style:style>
    <style:style style:name="P74" style:family="paragraph" style:parent-style-name="Text_20_body">
      <style:paragraph-properties fo:line-height="150%" fo:text-align="justify" style:justify-single-word="false"/>
      <style:text-properties officeooo:paragraph-rsid="00e8d59e"/>
    </style:style>
    <style:style style:name="P75" style:family="paragraph" style:parent-style-name="Standard">
      <style:paragraph-properties fo:line-height="150%" fo:text-align="justify" style:justify-single-word="false"/>
      <style:text-properties officeooo:rsid="00c20b7e" officeooo:paragraph-rsid="00c20b7e"/>
    </style:style>
    <style:style style:name="P76" style:family="paragraph" style:parent-style-name="Standard">
      <style:paragraph-properties fo:line-height="150%" fo:text-align="justify" style:justify-single-word="false"/>
      <style:text-properties fo:font-style="italic" officeooo:rsid="001f7947" officeooo:paragraph-rsid="001f7947" fo:background-color="transparent" style:font-style-asian="italic" style:font-style-complex="italic"/>
    </style:style>
    <style:style style:name="P77" style:family="paragraph" style:parent-style-name="Standard">
      <style:paragraph-properties fo:line-height="150%" fo:text-align="justify" style:justify-single-word="false"/>
      <style:text-properties fo:font-style="italic" fo:font-weight="bold" officeooo:rsid="009950dd" officeooo:paragraph-rsid="00bee8a8" fo:background-color="transparent" style:font-style-asian="italic" style:font-weight-asian="bold" style:font-style-complex="italic" style:font-weight-complex="bold"/>
    </style:style>
    <style:style style:name="P78" style:family="paragraph" style:parent-style-name="Standard">
      <style:paragraph-properties fo:line-height="150%" fo:text-align="justify" style:justify-single-word="false"/>
      <style:text-properties fo:font-style="italic" fo:font-weight="bold" officeooo:rsid="0046a152" officeooo:paragraph-rsid="0046a152" fo:background-color="transparent" style:font-style-asian="italic" style:font-weight-asian="bold" style:font-style-complex="italic" style:font-weight-complex="bold"/>
    </style:style>
    <style:style style:name="P79" style:family="paragraph" style:parent-style-name="Standard">
      <style:paragraph-properties fo:line-height="150%" fo:text-align="justify" style:justify-single-word="false"/>
      <style:text-properties fo:font-style="italic" fo:font-weight="bold" officeooo:rsid="004ba948" officeooo:paragraph-rsid="004ba948" fo:background-color="transparent" style:font-style-asian="italic" style:font-weight-asian="bold" style:font-style-complex="italic" style:font-weight-complex="bold"/>
    </style:style>
    <style:style style:name="P80" style:family="paragraph" style:parent-style-name="Standard">
      <style:paragraph-properties fo:line-height="150%" fo:text-align="justify" style:justify-single-word="false"/>
      <style:text-properties fo:font-size="12pt" officeooo:rsid="00e048e9" officeooo:paragraph-rsid="00e048e9" fo:background-color="transparent" style:font-size-asian="12pt" style:font-size-complex="12pt"/>
    </style:style>
    <style:style style:name="P81" style:family="paragraph" style:parent-style-name="Standard">
      <style:paragraph-properties fo:line-height="150%" fo:text-align="justify" style:justify-single-word="false"/>
      <style:text-properties fo:font-style="normal" officeooo:rsid="00a27de4" officeooo:paragraph-rsid="00e109a5" fo:background-color="transparent" style:font-style-asian="normal" style:font-style-complex="normal"/>
    </style:style>
    <style:style style:name="P82" style:family="paragraph" style:parent-style-name="Standard">
      <style:paragraph-properties fo:line-height="150%" fo:text-align="justify" style:justify-single-word="false"/>
      <style:text-properties fo:font-style="normal" officeooo:rsid="00a27de4" officeooo:paragraph-rsid="00d63280" fo:background-color="transparent" style:font-style-asian="normal" style:font-style-complex="normal"/>
    </style:style>
    <style:style style:name="P83" style:family="paragraph" style:parent-style-name="Standard">
      <style:paragraph-properties fo:line-height="150%" fo:text-align="justify" style:justify-single-word="false"/>
      <style:text-properties fo:font-style="normal" officeooo:rsid="00d63280" officeooo:paragraph-rsid="00d63280" fo:background-color="transparent" style:font-style-asian="normal" style:font-style-complex="normal"/>
    </style:style>
    <style:style style:name="P84" style:family="paragraph" style:parent-style-name="Standard">
      <style:paragraph-properties fo:line-height="150%" fo:text-align="justify" style:justify-single-word="false"/>
      <style:text-properties fo:font-style="normal" officeooo:rsid="0060811e" officeooo:paragraph-rsid="00821b87" fo:background-color="transparent" style:font-style-asian="normal" style:font-style-complex="normal"/>
    </style:style>
    <style:style style:name="P85" style:family="paragraph" style:parent-style-name="Standard">
      <style:paragraph-properties fo:line-height="150%" fo:text-align="justify" style:justify-single-word="false"/>
      <style:text-properties fo:font-style="normal" officeooo:rsid="009c62a4" officeooo:paragraph-rsid="00d88af0" fo:background-color="transparent" style:font-style-asian="normal" style:font-style-complex="normal"/>
    </style:style>
    <style:style style:name="P86" style:family="paragraph" style:parent-style-name="Standard">
      <style:paragraph-properties fo:line-height="150%" fo:text-align="justify" style:justify-single-word="false"/>
      <style:text-properties style:use-window-font-color="true" fo:font-style="normal" fo:font-weight="normal" officeooo:rsid="00e2e3d1" officeooo:paragraph-rsid="00e2e3d1" fo:background-color="transparent" style:font-style-asian="normal" style:font-weight-asian="normal" style:font-style-complex="normal" style:font-weight-complex="normal"/>
    </style:style>
    <style:style style:name="P87" style:family="paragraph" style:parent-style-name="Standard">
      <style:paragraph-properties fo:line-height="150%" fo:text-align="justify" style:justify-single-word="false" fo:background-color="transparent">
        <style:background-image/>
      </style:paragraph-properties>
      <style:text-properties fo:font-style="italic" fo:font-weight="bold" officeooo:rsid="002345f2" officeooo:paragraph-rsid="002345f2" fo:background-color="transparent" style:font-style-asian="italic" style:font-weight-asian="bold" style:font-style-complex="italic" style:font-weight-complex="bold"/>
    </style:style>
    <style:style style:name="P88" style:family="paragraph" style:parent-style-name="Standard">
      <style:paragraph-properties fo:line-height="150%" fo:text-align="justify" style:justify-single-word="false" fo:background-color="transparent">
        <style:background-image/>
      </style:paragraph-properties>
      <style:text-properties style:use-window-font-color="true" fo:font-style="normal" fo:font-weight="normal" officeooo:rsid="00cc1002" officeooo:paragraph-rsid="00cc1002" fo:background-color="transparent" style:font-style-asian="normal" style:font-weight-asian="normal" style:font-style-complex="normal" style:font-weight-complex="normal"/>
    </style:style>
    <style:style style:name="P89" style:family="paragraph" style:parent-style-name="Standard">
      <style:paragraph-properties fo:line-height="150%" fo:text-align="justify" style:justify-single-word="false" fo:background-color="transparent">
        <style:background-image/>
      </style:paragraph-properties>
      <style:text-properties fo:color="#000000" fo:font-style="italic" fo:font-weight="bold" officeooo:rsid="004ab0b6" officeooo:paragraph-rsid="004ab0b6" fo:background-color="transparent" style:font-style-asian="italic" style:font-weight-asian="bold" style:font-style-complex="italic" style:font-weight-complex="bold"/>
    </style:style>
    <style:style style:name="P90" style:family="paragraph" style:parent-style-name="Standard">
      <style:paragraph-properties fo:line-height="150%" fo:text-align="justify" style:justify-single-word="false" fo:background-color="transparent">
        <style:background-image/>
      </style:paragraph-properties>
      <style:text-properties fo:color="#000000" fo:font-style="normal" fo:font-weight="normal" officeooo:rsid="00901fdd" officeooo:paragraph-rsid="009df945" fo:background-color="transparent" style:font-style-asian="normal" style:font-weight-asian="normal" style:font-style-complex="normal" style:font-weight-complex="normal"/>
    </style:style>
    <style:style style:name="P91" style:family="paragraph" style:parent-style-name="Standard">
      <style:paragraph-properties fo:line-height="150%" fo:text-align="justify" style:justify-single-word="false" fo:background-color="transparent">
        <style:background-image/>
      </style:paragraph-properties>
      <style:text-properties officeooo:rsid="00df26e7" officeooo:paragraph-rsid="00df26e7" fo:background-color="transparent"/>
    </style:style>
    <style:style style:name="P92" style:family="paragraph" style:parent-style-name="Standard">
      <style:paragraph-properties fo:line-height="150%" fo:text-align="justify" style:justify-single-word="false" fo:background-color="transparent">
        <style:background-image/>
      </style:paragraph-properties>
      <style:text-properties officeooo:rsid="009df945" officeooo:paragraph-rsid="009df945" fo:background-color="transparent"/>
    </style:style>
    <style:style style:name="P93" style:family="paragraph" style:parent-style-name="Standard">
      <style:paragraph-properties fo:line-height="150%" fo:text-align="justify" style:justify-single-word="false" fo:background-color="transparent">
        <style:background-image/>
      </style:paragraph-properties>
      <style:text-properties officeooo:rsid="009df945" officeooo:paragraph-rsid="00dea95b" fo:background-color="transparent"/>
    </style:style>
    <style:style style:name="T1" style:family="text">
      <style:text-properties fo:font-style="italic" style:font-style-asian="italic" style:font-style-complex="italic"/>
    </style:style>
    <style:style style:name="T2" style:family="text">
      <style:text-properties fo:font-style="italic" officeooo:rsid="0070cf0a" style:font-style-asian="italic" style:font-style-complex="italic"/>
    </style:style>
    <style:style style:name="T3" style:family="text">
      <style:text-properties fo:font-style="italic" officeooo:rsid="00debcfb" style:font-style-asian="italic" style:font-style-complex="italic"/>
    </style:style>
    <style:style style:name="T4" style:family="text">
      <style:text-properties fo:font-style="italic" officeooo:rsid="00dc4ca6"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cc1002" style:font-style-asian="italic" style:font-weight-asian="bold" style:font-style-complex="italic" style:font-weight-complex="bold"/>
    </style:style>
    <style:style style:name="T7" style:family="text">
      <style:text-properties fo:font-style="italic" fo:background-color="#ffff00" loext:char-shading-value="0" style:font-style-asian="italic" style:font-style-complex="italic"/>
    </style:style>
    <style:style style:name="T8" style:family="text">
      <style:text-properties fo:font-style="italic" officeooo:rsid="00dc4ca6" fo:background-color="#ffff00" loext:char-shading-value="0" style:font-style-asian="italic" style:font-style-complex="italic"/>
    </style:style>
    <style:style style:name="T9" style:family="text">
      <style:text-properties officeooo:rsid="007104ac"/>
    </style:style>
    <style:style style:name="T10" style:family="text">
      <style:text-properties fo:font-style="normal" officeooo:rsid="007104ac" style:font-style-asian="normal" style:font-style-complex="normal"/>
    </style:style>
    <style:style style:name="T11" style:family="text">
      <style:text-properties fo:font-style="normal" officeooo:rsid="00ebbd00" style:font-style-asian="normal" style:font-style-complex="normal"/>
    </style:style>
    <style:style style:name="T12" style:family="text">
      <style:text-properties fo:font-style="normal" officeooo:rsid="00a091b3" fo:background-color="transparent" loext:char-shading-value="0" style:font-style-asian="normal" style:font-style-complex="normal"/>
    </style:style>
    <style:style style:name="T13" style:family="text">
      <style:text-properties fo:font-style="normal" officeooo:rsid="005fbae2" fo:background-color="transparent" loext:char-shading-value="0" style:font-style-asian="normal" style:font-style-complex="normal"/>
    </style:style>
    <style:style style:name="T14" style:family="text">
      <style:text-properties fo:font-style="normal" officeooo:rsid="00c83d42" fo:background-color="transparent" loext:char-shading-value="0" style:font-style-asian="normal" style:font-style-complex="normal"/>
    </style:style>
    <style:style style:name="T15" style:family="text">
      <style:text-properties fo:font-style="normal" officeooo:rsid="00b40e72" fo:background-color="transparent" loext:char-shading-value="0" style:font-style-asian="normal" style:font-style-complex="normal"/>
    </style:style>
    <style:style style:name="T16" style:family="text">
      <style:text-properties fo:font-style="normal" officeooo:rsid="00b24941" fo:background-color="transparent" loext:char-shading-value="0" style:font-style-asian="normal" style:font-style-complex="normal"/>
    </style:style>
    <style:style style:name="T17" style:family="text">
      <style:text-properties fo:font-style="normal" officeooo:rsid="00b3c594" fo:background-color="transparent" loext:char-shading-value="0" style:font-style-asian="normal" style:font-style-complex="normal"/>
    </style:style>
    <style:style style:name="T18" style:family="text">
      <style:text-properties fo:font-style="normal" officeooo:rsid="00d56773" fo:background-color="transparent" loext:char-shading-value="0" style:font-style-asian="normal" style:font-style-complex="normal"/>
    </style:style>
    <style:style style:name="T19" style:family="text">
      <style:text-properties fo:font-style="normal" officeooo:rsid="00ebbd00" fo:background-color="transparent" loext:char-shading-value="0" style:font-style-asian="normal" style:font-style-complex="normal"/>
    </style:style>
    <style:style style:name="T20" style:family="text">
      <style:text-properties fo:font-style="normal" officeooo:rsid="0060811e" fo:background-color="transparent" loext:char-shading-value="0" style:font-style-asian="normal" style:font-style-complex="normal"/>
    </style:style>
    <style:style style:name="T21" style:family="text">
      <style:text-properties fo:font-style="normal" officeooo:rsid="00d6a443" fo:background-color="transparent" loext:char-shading-value="0" style:font-style-asian="normal" style:font-style-complex="normal"/>
    </style:style>
    <style:style style:name="T22" style:family="text">
      <style:text-properties fo:font-style="normal" officeooo:rsid="00d6a443" fo:background-color="#ffff00" loext:char-shading-value="0" style:font-style-asian="normal" style:font-style-complex="normal"/>
    </style:style>
    <style:style style:name="T23" style:family="text">
      <style:text-properties fo:font-style="normal" officeooo:rsid="0060811e" fo:background-color="#ffff00" loext:char-shading-value="0" style:font-style-asian="normal" style:font-style-complex="normal"/>
    </style:style>
    <style:style style:name="T24" style:family="text">
      <style:text-properties officeooo:rsid="00a42f38"/>
    </style:style>
    <style:style style:name="T25" style:family="text">
      <style:text-properties officeooo:rsid="0021748c"/>
    </style:style>
    <style:style style:name="T26" style:family="text">
      <style:text-properties fo:language="en" fo:country="US"/>
    </style:style>
    <style:style style:name="T27" style:family="text">
      <style:text-properties fo:language="en" fo:country="US" style:text-underline-style="none"/>
    </style:style>
    <style:style style:name="T28" style:family="text">
      <style:text-properties fo:language="en" fo:country="US" style:text-underline-style="none" fo:font-weight="normal" officeooo:rsid="0073536c" style:font-weight-asian="normal" style:font-weight-complex="normal"/>
    </style:style>
    <style:style style:name="T29" style:family="text">
      <style:text-properties fo:language="en" fo:country="US" style:text-underline-style="none" fo:font-weight="normal" officeooo:rsid="00c84784" style:font-weight-asian="normal" style:font-weight-complex="normal"/>
    </style:style>
    <style:style style:name="T30" style:family="text">
      <style:text-properties fo:language="en" fo:country="US" style:text-underline-style="none" fo:font-weight="bold" style:font-weight-asian="bold" style:font-weight-complex="bold"/>
    </style:style>
    <style:style style:name="T31" style:family="text">
      <style:text-properties fo:language="en" fo:country="US" style:text-underline-style="none" fo:font-weight="bold" officeooo:rsid="0041b56b" style:font-weight-asian="bold" style:font-weight-complex="bold"/>
    </style:style>
    <style:style style:name="T32" style:family="text">
      <style:text-properties fo:language="en" fo:country="US" style:text-underline-style="none" fo:font-weight="bold" officeooo:rsid="00e7d38a" style:font-weight-asian="bold" style:font-weight-complex="bold"/>
    </style:style>
    <style:style style:name="T33" style:family="text">
      <style:text-properties fo:language="en" fo:country="US" style:text-underline-style="none" officeooo:rsid="00756834"/>
    </style:style>
    <style:style style:name="T34" style:family="text">
      <style:text-properties fo:language="en" fo:country="US" fo:font-weight="normal" officeooo:rsid="005a2ed7" style:font-weight-asian="normal" style:font-weight-complex="normal"/>
    </style:style>
    <style:style style:name="T35" style:family="text">
      <style:text-properties fo:language="en" fo:country="US" fo:font-weight="normal" fo:background-color="transparent" loext:char-shading-value="0" style:font-weight-asian="normal" style:font-weight-complex="normal"/>
    </style:style>
    <style:style style:name="T36" style:family="text">
      <style:text-properties fo:language="en" fo:country="US" fo:font-weight="normal" officeooo:rsid="005a2ed7" fo:background-color="transparent" loext:char-shading-value="0" style:font-weight-asian="normal" style:font-weight-complex="normal"/>
    </style:style>
    <style:style style:name="T37" style:family="text">
      <style:text-properties fo:language="en" fo:country="US" officeooo:rsid="00bf5067"/>
    </style:style>
    <style:style style:name="T38" style:family="text">
      <style:text-properties fo:language="en" fo:country="US" fo:font-weight="bold" style:font-weight-asian="bold" style:font-weight-complex="bold"/>
    </style:style>
    <style:style style:name="T39" style:family="text">
      <style:text-properties fo:language="en" fo:country="US" fo:font-weight="bold" officeooo:rsid="00e7d38a" style:font-weight-asian="bold" style:font-weight-complex="bold"/>
    </style:style>
    <style:style style:name="T40" style:family="text">
      <style:text-properties fo:language="en" fo:country="US" fo:background-color="transparent" loext:char-shading-value="0"/>
    </style:style>
    <style:style style:name="T41" style:family="text">
      <style:text-properties fo:language="en" fo:country="US" officeooo:rsid="00b4c2fb" fo:background-color="transparent" loext:char-shading-value="0"/>
    </style:style>
    <style:style style:name="T42" style:family="text">
      <style:text-properties fo:language="en" fo:country="US" officeooo:rsid="00bee8a8" fo:background-color="transparent" loext:char-shading-value="0"/>
    </style:style>
    <style:style style:name="T43" style:family="text">
      <style:text-properties fo:language="en" fo:country="US" officeooo:rsid="00bf5067" fo:background-color="transparent" loext:char-shading-value="0"/>
    </style:style>
    <style:style style:name="T44" style:family="text">
      <style:text-properties fo:language="en" fo:country="US" fo:background-color="#ffff00" loext:char-shading-value="0"/>
    </style:style>
    <style:style style:name="T45" style:family="text">
      <style:text-properties fo:language="en" fo:country="US" officeooo:rsid="00d88af0"/>
    </style:style>
    <style:style style:name="T46" style:family="text">
      <style:text-properties fo:language="en" fo:country="US" fo:font-style="italic" fo:font-weight="bold" officeooo:rsid="002df219" style:font-style-asian="italic" style:font-weight-asian="bold" style:font-style-complex="italic" style:font-weight-complex="bold"/>
    </style:style>
    <style:style style:name="T47" style:family="text">
      <style:text-properties fo:language="en" fo:country="US" fo:font-style="italic" fo:font-weight="bold" officeooo:rsid="003ef729" style:font-style-asian="italic" style:font-weight-asian="bold" style:font-style-complex="italic" style:font-weight-complex="bold"/>
    </style:style>
    <style:style style:name="T48" style:family="text">
      <style:text-properties fo:language="en" fo:country="US" fo:font-style="italic" fo:font-weight="bold" officeooo:rsid="00ca2e5e" style:font-style-asian="italic" style:font-weight-asian="bold" style:font-style-complex="italic" style:font-weight-complex="bold"/>
    </style:style>
    <style:style style:name="T49" style:family="text">
      <style:text-properties fo:language="en" fo:country="US" fo:font-style="italic" fo:font-weight="normal" officeooo:rsid="0073536c" style:font-style-asian="italic" style:font-weight-asian="normal" style:font-style-complex="italic" style:font-weight-complex="normal"/>
    </style:style>
    <style:style style:name="T50" style:family="text">
      <style:text-properties fo:language="en" fo:country="US" officeooo:rsid="00ebbd00"/>
    </style:style>
    <style:style style:name="T51" style:family="text">
      <style:text-properties officeooo:rsid="002fe16f"/>
    </style:style>
    <style:style style:name="T52" style:family="text">
      <style:text-properties fo:font-weight="bold" style:font-weight-asian="bold" style:font-weight-complex="bold"/>
    </style:style>
    <style:style style:name="T53" style:family="text">
      <style:text-properties fo:font-weight="bold" officeooo:rsid="00721e8b" style:font-weight-asian="bold" style:font-weight-complex="bold"/>
    </style:style>
    <style:style style:name="T54" style:family="text">
      <style:text-properties fo:font-weight="bold" officeooo:rsid="00e7d38a" style:font-weight-asian="bold" style:font-weight-complex="bold"/>
    </style:style>
    <style:style style:name="T55" style:family="text">
      <style:text-properties officeooo:rsid="00487295"/>
    </style:style>
    <style:style style:name="T56" style:family="text">
      <style:text-properties fo:background-color="transparent" loext:char-shading-value="0"/>
    </style:style>
    <style:style style:name="T57" style:family="text">
      <style:text-properties officeooo:rsid="00b4c2fb" fo:background-color="transparent" loext:char-shading-value="0"/>
    </style:style>
    <style:style style:name="T58" style:family="text">
      <style:text-properties officeooo:rsid="00d88af0" fo:background-color="transparent" loext:char-shading-value="0"/>
    </style:style>
    <style:style style:name="T59" style:family="text">
      <style:text-properties officeooo:rsid="00d6a443" fo:background-color="transparent" loext:char-shading-value="0"/>
    </style:style>
    <style:style style:name="T60" style:family="text">
      <style:text-properties officeooo:rsid="009a724b" fo:background-color="transparent" loext:char-shading-value="0"/>
    </style:style>
    <style:style style:name="T61" style:family="text">
      <style:text-properties officeooo:rsid="00a091b3" fo:background-color="transparent" loext:char-shading-value="0"/>
    </style:style>
    <style:style style:name="T62" style:family="text">
      <style:text-properties officeooo:rsid="00eb8cff" fo:background-color="transparent" loext:char-shading-value="0"/>
    </style:style>
    <style:style style:name="T63" style:family="text">
      <style:text-properties officeooo:rsid="00ebbd00" fo:background-color="transparent" loext:char-shading-value="0"/>
    </style:style>
    <style:style style:name="T64" style:family="text">
      <style:text-properties fo:font-weight="normal" style:font-weight-asian="normal" style:font-weight-complex="normal"/>
    </style:style>
    <style:style style:name="T65" style:family="text">
      <style:text-properties fo:font-weight="normal" officeooo:rsid="0070cf0a" style:font-weight-asian="normal" style:font-weight-complex="normal"/>
    </style:style>
    <style:style style:name="T66" style:family="text">
      <style:text-properties fo:font-weight="normal" officeooo:rsid="007104ac" style:font-weight-asian="normal" style:font-weight-complex="normal"/>
    </style:style>
    <style:style style:name="T67" style:family="text">
      <style:text-properties fo:font-weight="normal" officeooo:rsid="00721e8b" style:font-weight-asian="normal" style:font-weight-complex="normal"/>
    </style:style>
    <style:style style:name="T68" style:family="text">
      <style:text-properties fo:font-weight="normal" officeooo:rsid="0073536c" style:font-weight-asian="normal" style:font-weight-complex="normal"/>
    </style:style>
    <style:style style:name="T69" style:family="text">
      <style:text-properties fo:font-weight="normal" officeooo:rsid="007da2e0" style:font-weight-asian="normal" style:font-weight-complex="normal"/>
    </style:style>
    <style:style style:name="T70" style:family="text">
      <style:text-properties fo:font-weight="normal" officeooo:rsid="00c83d42" style:font-weight-asian="normal" style:font-weight-complex="normal"/>
    </style:style>
    <style:style style:name="T71" style:family="text">
      <style:text-properties fo:font-weight="normal" officeooo:rsid="00c84784" style:font-weight-asian="normal" style:font-weight-complex="normal"/>
    </style:style>
    <style:style style:name="T72" style:family="text">
      <style:text-properties fo:font-weight="normal" officeooo:rsid="00ca2e5e" style:font-weight-asian="normal" style:font-weight-complex="normal"/>
    </style:style>
    <style:style style:name="T73" style:family="text">
      <style:text-properties fo:font-weight="normal" officeooo:rsid="00ca3cab" style:font-weight-asian="normal" style:font-weight-complex="normal"/>
    </style:style>
    <style:style style:name="T74" style:family="text">
      <style:text-properties fo:font-weight="normal" officeooo:rsid="00a337d1" style:font-weight-asian="normal" style:font-weight-complex="normal"/>
    </style:style>
    <style:style style:name="T75" style:family="text">
      <style:text-properties fo:font-weight="normal" officeooo:rsid="00d63280" style:font-weight-asian="normal" style:font-weight-complex="normal"/>
    </style:style>
    <style:style style:name="T76" style:family="text">
      <style:text-properties fo:font-weight="normal" officeooo:rsid="00debcfb" style:font-weight-asian="normal" style:font-weight-complex="normal"/>
    </style:style>
    <style:style style:name="T77" style:family="text">
      <style:text-properties fo:font-weight="normal" officeooo:rsid="00e048e9" style:font-weight-asian="normal" style:font-weight-complex="normal"/>
    </style:style>
    <style:style style:name="T78" style:family="text">
      <style:text-properties fo:font-weight="normal" officeooo:rsid="00e109a5" style:font-weight-asian="normal" style:font-weight-complex="normal"/>
    </style:style>
    <style:style style:name="T79" style:family="text">
      <style:text-properties fo:font-weight="normal" officeooo:rsid="00a337d1" fo:background-color="#ffff00" loext:char-shading-value="0" style:font-weight-asian="normal" style:font-weight-complex="normal"/>
    </style:style>
    <style:style style:name="T80" style:family="text">
      <style:text-properties fo:font-weight="normal" officeooo:rsid="00d63280" fo:background-color="#ffff00" loext:char-shading-value="0" style:font-weight-asian="normal" style:font-weight-complex="normal"/>
    </style:style>
    <style:style style:name="T81" style:family="text">
      <style:text-properties fo:font-weight="normal" officeooo:rsid="00e109a5" fo:background-color="#ffff00" loext:char-shading-value="0" style:font-weight-asian="normal" style:font-weight-complex="normal"/>
    </style:style>
    <style:style style:name="T82" style:family="text">
      <style:text-properties officeooo:rsid="00821b87"/>
    </style:style>
    <style:style style:name="T83" style:family="text">
      <style:text-properties officeooo:rsid="0083649a"/>
    </style:style>
    <style:style style:name="T84" style:family="text">
      <style:text-properties officeooo:rsid="008b3680"/>
    </style:style>
    <style:style style:name="T85" style:family="text">
      <style:text-properties officeooo:rsid="00a337d1"/>
    </style:style>
    <style:style style:name="T86" style:family="text">
      <style:text-properties officeooo:rsid="005fbae2"/>
    </style:style>
    <style:style style:name="T87" style:family="text">
      <style:text-properties fo:font-size="12pt" officeooo:rsid="00b4c2fb" fo:background-color="transparent" loext:char-shading-value="0" style:font-size-asian="12pt" style:font-size-complex="12pt"/>
    </style:style>
    <style:style style:name="T88" style:family="text">
      <style:text-properties fo:font-size="12pt" officeooo:rsid="0060811e" fo:background-color="transparent" loext:char-shading-value="0" style:font-size-asian="12pt" style:font-size-complex="12pt"/>
    </style:style>
    <style:style style:name="T89" style:family="text">
      <style:text-properties fo:font-size="12pt" fo:font-style="italic" officeooo:rsid="00b4c2fb" fo:background-color="transparent" loext:char-shading-value="0" style:font-size-asian="12pt" style:font-style-asian="italic" style:font-size-complex="12pt" style:font-style-complex="italic"/>
    </style:style>
    <style:style style:name="T90" style:family="text">
      <style:text-properties fo:font-size="12pt" style:font-size-asian="12pt" style:font-size-complex="12pt"/>
    </style:style>
    <style:style style:name="T91" style:family="text">
      <style:text-properties fo:font-size="12pt" officeooo:rsid="00a091b3" style:font-size-asian="12pt" style:font-size-complex="12pt"/>
    </style:style>
    <style:style style:name="T92" style:family="text">
      <style:text-properties fo:font-size="12pt" officeooo:rsid="00801bd9" style:font-size-asian="12pt" style:font-size-complex="12pt"/>
    </style:style>
    <style:style style:name="T93" style:family="text">
      <style:text-properties fo:font-size="12pt" officeooo:rsid="006dd22a" style:font-size-asian="12pt" style:font-size-complex="12pt"/>
    </style:style>
    <style:style style:name="T94" style:family="text">
      <style:text-properties officeooo:rsid="00acc688"/>
    </style:style>
    <style:style style:name="T95" style:family="text">
      <style:text-properties officeooo:rsid="00ba80cc"/>
    </style:style>
    <style:style style:name="T96" style:family="text">
      <style:text-properties officeooo:rsid="00c83d42"/>
    </style:style>
    <style:style style:name="T97" style:family="text">
      <style:text-properties officeooo:rsid="00c84784"/>
    </style:style>
    <style:style style:name="T98" style:family="text">
      <style:text-properties officeooo:rsid="00ca2e5e"/>
    </style:style>
    <style:style style:name="T99" style:family="text">
      <style:text-properties officeooo:rsid="007da2e0"/>
    </style:style>
    <style:style style:name="T100" style:family="text">
      <style:text-properties officeooo:rsid="00cc1002"/>
    </style:style>
    <style:style style:name="T101" style:family="text">
      <style:text-properties officeooo:rsid="00cdf13d"/>
    </style:style>
    <style:style style:name="T102" style:family="text">
      <style:text-properties fo:background-color="#ffff00" loext:char-shading-value="0"/>
    </style:style>
    <style:style style:name="T103" style:family="text">
      <style:text-properties officeooo:rsid="00d9243b" fo:background-color="#ffff00" loext:char-shading-value="0"/>
    </style:style>
    <style:style style:name="T104" style:family="text">
      <style:text-properties officeooo:rsid="00a42f38" fo:background-color="#ffff00" loext:char-shading-value="0"/>
    </style:style>
    <style:style style:name="T105" style:family="text">
      <style:text-properties officeooo:rsid="00e109a5" fo:background-color="#ffff00" loext:char-shading-value="0"/>
    </style:style>
    <style:style style:name="T106" style:family="text">
      <style:text-properties officeooo:rsid="00dea95b" fo:background-color="#ffff00" loext:char-shading-value="0"/>
    </style:style>
    <style:style style:name="T107" style:family="text">
      <style:text-properties officeooo:rsid="009627f4" fo:background-color="#ffff00" loext:char-shading-value="0"/>
    </style:style>
    <style:style style:name="T108" style:family="text">
      <style:text-properties officeooo:rsid="00de2346" fo:background-color="#ffff00" loext:char-shading-value="0"/>
    </style:style>
    <style:style style:name="T109" style:family="text">
      <style:text-properties officeooo:rsid="00dc4ca6" fo:background-color="#ffff00" loext:char-shading-value="0"/>
    </style:style>
    <style:style style:name="T110" style:family="text">
      <style:text-properties officeooo:rsid="00bbaadd" fo:background-color="#ffff00" loext:char-shading-value="0"/>
    </style:style>
    <style:style style:name="T111" style:family="text">
      <style:text-properties officeooo:rsid="00d63280" fo:background-color="#ffff00" loext:char-shading-value="0"/>
    </style:style>
    <style:style style:name="T112" style:family="text">
      <style:text-properties officeooo:rsid="00d88af0" fo:background-color="#ffff00" loext:char-shading-value="0"/>
    </style:style>
    <style:style style:name="T113" style:family="text">
      <style:text-properties officeooo:rsid="00eb8cff" fo:background-color="#ffff00" loext:char-shading-value="0"/>
    </style:style>
    <style:style style:name="T114" style:family="text">
      <style:text-properties officeooo:rsid="00ef33e5" fo:background-color="#ffff00" loext:char-shading-value="0"/>
    </style:style>
    <style:style style:name="T115" style:family="text">
      <style:text-properties officeooo:rsid="00d63280"/>
    </style:style>
    <style:style style:name="T116" style:family="text">
      <style:text-properties officeooo:rsid="00d6a443"/>
    </style:style>
    <style:style style:name="T117" style:family="text">
      <style:text-properties officeooo:rsid="00d88af0"/>
    </style:style>
    <style:style style:name="T118" style:family="text">
      <style:text-properties officeooo:rsid="00daca5b"/>
    </style:style>
    <style:style style:name="T119" style:family="text">
      <style:text-properties officeooo:rsid="00dc4ca6"/>
    </style:style>
    <style:style style:name="T120" style:family="text">
      <style:text-properties officeooo:rsid="00cb295f"/>
    </style:style>
    <style:style style:name="T121" style:family="text">
      <style:text-properties officeooo:rsid="00dea95b"/>
    </style:style>
    <style:style style:name="T122" style:family="text">
      <style:text-properties officeooo:rsid="00e7d38a"/>
    </style:style>
    <style:style style:name="T123" style:family="text">
      <style:text-properties officeooo:rsid="00eb8cff"/>
    </style:style>
    <style:style style:name="T124" style:family="text">
      <style:text-properties officeooo:rsid="00ebbd00"/>
    </style:style>
    <style:style style:name="T125" style:family="text">
      <style:text-properties officeooo:rsid="00d9243b"/>
    </style:style>
    <style:style style:name="T126" style:family="text">
      <style:text-properties officeooo:rsid="00ef33e5"/>
    </style:style>
    <style:style style:name="T127" style:family="text">
      <style:text-properties officeooo:rsid="00f0af66"/>
    </style:style>
    <style:style style:name="T128" style:family="text">
      <style:text-properties officeooo:rsid="00bbaadd"/>
    </style:style>
    <style:style style:name="T129" style:family="text">
      <style:text-properties officeooo:rsid="00e109a5"/>
    </style:style>
    <style:style style:name="T130" style:family="text">
      <style:text-properties officeooo:rsid="00de2346"/>
    </style:style>
    <style:style style:name="T131" style:family="text">
      <style:text-properties officeooo:rsid="009627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eci n’est pas de l’archéologie?</text:p>
      <text:p text:style-name="P47">A Bayesian approach to understand</text:p>
      <text:p text:style-name="P47">consumption dynamics in Ancient Rome</text:p>
      <text:p text:style-name="P45"/>
      <text:p text:style-name="P43"/>
      <text:p text:style-name="P2">María Coto Sarmiento</text:p>
      <text:p text:style-name="P3"/>
      <text:p text:style-name="P6">Slide 1 <text:span text:style-name="T65">(portada)</text:span></text:p>
      <text:p text:style-name="P18">Hi <text:span text:style-name="T51">all</text:span>, </text:p>
      <text:p text:style-name="P49"><text:span text:style-name="T86">My name is María. I am doing my PhD in Archaeology in Barcelona Supercomputing Center. <text:s/>Actually, I am the archaeological part of the group who apply quantitative method and complex system theories to study archaeological problems. <text:s/></text:span><field:fieldmark-start text:name="__Fieldmark__27_387213932" field:type=""/><field:fieldmark-end/></text:p>
      <text:p text:style-name="P75">I would like to thank you to the committee for organizing these student conferences in a lovely place to talk about Bayesian Method applied to Archaeology. </text:p>
      <text:p text:style-name="P23"><text:span text:style-name="T56">Let's start to explain what we are doing. Basically, I am a small part of </text:span><text:span text:style-name="T61">an ERC advanced grant project called</text:span><text:span text:style-name="T56"> Epne</text:span><text:span text:style-name="T61">t. The acronym stands for Economical and Political Networks, and the project is aimed to explore the </text:span><text:span text:style-name="T56">dynamics of the </text:span><text:span text:style-name="T61">Roman Empire economy using a complex systems approach. We use methods such as complex network analysis and computer simulations to understand this economy. This large-scale trade network was active for more than 400 years, so you can imagine the current interest on understanding a economy that survived lots of different crisis during several centuries.</text:span></text:p>
      <text:p text:style-name="P19"/>
      <text:p text:style-name="P74"><text:span text:style-name="T52">Slide 2</text:span> <text:span text:style-name="T2">(outline)</text:span></text:p>
      <text:p text:style-name="P74"><text:span text:style-name="T12">H</text:span><text:span text:style-name="T13">aving said that, </text:span><text:span text:style-name="T12">one of the challenges we face is how to compare different hypotheses on the rules governing this market. For this reason, today, I am gonna talk about how to use Bayesian inference to perform model selection with archaeological data. </text:span></text:p>
      <text:p text:style-name="P73"><text:span text:style-name="T12">We</text:span><text:span text:style-name="T13"> are going to divide this talk into </text:span><text:span text:style-name="T14">six</text:span><text:span text:style-name="T13"> parts. </text:span><text:span text:style-name="T15">In</text:span><text:span text:style-name="T16"> </text:span><text:span text:style-name="T15">each</text:span><text:span text:style-name="T16"> parts, </text:span><text:span text:style-name="T17">we will focus </text:span><text:span text:style-name="T15">on implementing</text:span><text:span text:style-name="T17"> </text:span><text:span text:style-name="T15">this</text:span><text:span text:style-name="T17"> </text:span><text:span text:style-name="T15">approach</text:span><text:span text:style-name="T17"> to understand the </text:span><text:span text:style-name="T18">economic production in the olive oil context of the Roman Empire. </text:span></text:p>
      <text:p text:style-name="P12"/>
      <text:p text:style-name="P76"><text:span text:style-name="T52">Slide 3 </text:span><text:span text:style-name="T25">(Historical context) </text:span></text:p>
      <text:p text:style-name="P72"><text:span text:style-name="T90">To put in context, Roman empire </text:span><text:span text:style-name="T91">is</text:span><text:span text:style-name="T90"> considered one of </text:span><text:span text:style-name="T91">first integrated</text:span><text:span text:style-name="T90"> economic networks of the Mediterranean trade. </text:span><text:span text:style-name="T92">Roman empire</text:span><text:span text:style-name="T90"> had an important </text:span><text:span text:style-name="T93">and big</text:span><text:span text:style-name="T90"> infrastructure to develop </text:span><text:span text:style-name="T92">this commerce creating a complex network system. </text:span></text:p>
      <text:p text:style-name="P69"><text:span text:style-name="T57">This suggests there were an important organization of commercial network. In</text:span><text:span text:style-name="T62"> fact</text:span><text:span text:style-name="T57">, this commercial <text:s/></text:span><text:soft-page-break/><text:span text:style-name="T57">networks were held </text:span><text:bookmark text:name="result_box11"/><text:span text:style-name="T26">for hundreds of years </text:span><text:span text:style-name="T37">even</text:span><text:span text:style-name="T41"> </text:span><text:span text:style-name="T42">enduring</text:span><text:span text:style-name="T43"> economic instabilities.</text:span></text:p>
      <text:p text:style-name="P80">This complex dynamic can be evidence<text:span text:style-name="T123">d</text:span> of two ways: written sources and archaeological records.</text:p>
      <text:p text:style-name="P80">However, usually, these written sources are not partial and its information is not clear, being the most part too much specific without a general information. So, we have to complete this information with archaeological records, in particular, with the pottery studies.</text:p>
      <text:p text:style-name="P53"><text:span text:style-name="T88">Pottery tell us about what Roman people ate and how the commerce was developed, definitely about the consumption. </text:span><text:span text:style-name="T87">For example, we can find pottery produced by producers from </text:span><text:span text:style-name="T89">Baetica</text:span><text:span text:style-name="T87">, current Andalusia in other countries such as England, where were supplied to hundreds of roman legions from Hadrian's wall. </text:span></text:p>
      <text:p text:style-name="P77"/>
      <text:p text:style-name="P87">Slide 4 <text:span text:style-name="T66">(</text:span><text:span text:style-name="T77">Research </text:span><text:span text:style-name="T66">questions)</text:span></text:p>
      <text:p text:style-name="P20"><text:span text:style-name="T96">S</text:span>o, we started this project using archaeological data to understand the structure of roman market. </text:p>
      <text:p text:style-name="P81"><text:span text:style-name="T115">The discussion about this roman market structure is o</text:span>ne of the most common topics that roman historians and archeologists <text:span text:style-name="T115">argue. Some </text:span><text:span text:style-name="T74">works suggest that an integrated economy as large as this one would need a free market structure to be stable, while other authors think that the free market only can exist with capitalism and that Rome was a very basic exchange marke</text:span><text:span text:style-name="T75">t. So, which hypot</text:span><text:span text:style-name="T78">h</text:span><text:span text:style-name="T75">esis is correct? </text:span></text:p>
      <text:p text:style-name="P83"><text:span text:style-name="T75">I</text:span><text:span text:style-name="T64">n our case, we propose two questions to develop: </text:span></text:p>
      <text:p text:style-name="P82"><text:span text:style-name="T123">Under </text:span>what extent the roman economy of 2000 years ago was similar to our own economy? Did they have a free market or a completely different system? </text:p>
      <text:p text:style-name="P37"/>
      <text:p text:style-name="P7">Slide 5 <text:span text:style-name="T67">(Main </text:span><text:span text:style-name="T70">challenges</text:span><text:span text:style-name="T67">)</text:span></text:p>
      <text:p text:style-name="P33">However, usually in archaeology, we have problems with the data to understand the past. In particular, we are faced to a noisy information in our study, so we need to consider some issues:</text:p>
      <text:p text:style-name="P21"/>
      <text:p text:style-name="P84"><text:span text:style-name="T82">1. </text:span>One of the main problem that we find are the <text:span text:style-name="T85">fragmented</text:span> sources. So, sometimes it is very difficult to built a hypothesis when your data are not exact and you cannot check or compare these data with <text:span text:style-name="T116">written</text:span> sources <text:span text:style-name="T9">(in the case what we are working)</text:span></text:p>
      <text:p text:style-name="P22"><text:span text:style-name="T9">2. </text:span>Another problem is the high level of uncertainty in archaeology: usually <text:span text:style-name="T85">you don't have the complete picture, but only a small percentage of the total. W</text:span>e have to work with incomplete material but also we have to work with incomplete data. <text:span text:style-name="T85">I</text:span> mean, sometimes, there are a poor quality of archaeological data.</text:p>
      <text:p text:style-name="P52"><text:span text:style-name="T10">3. </text:span><text:span text:style-name="T19">For that</text:span><text:span text:style-name="T20">, </text:span><text:bookmark text:name="result_box"/><text:span text:style-name="T40">advanced statistical techniques</text:span><text:span text:style-name="T20"> are necessary </text:span><text:span text:style-name="T21">because we have to know which </text:span><text:soft-page-break/><text:span text:style-name="T21">hypothesis is more correct to explain better the subject of study</text:span><text:span text:style-name="T20">. Definitely, we have to select which model provides the best fit to the data with the smallest number of assumptions. </text:span></text:p>
      <text:p text:style-name="P50"/>
      <text:p text:style-name="P8">Slide <text:span text:style-name="T98">6</text:span><text:span text:style-name="T64"> </text:span><text:span text:style-name="T68">(</text:span><text:span text:style-name="T71">Case Study</text:span><text:span text:style-name="T68">: Monte Testaccio) </text:span></text:p>
      <text:p text:style-name="P71"><text:span text:style-name="T59">O</text:span><text:span text:style-name="T56">ur principal case of study is Monte Testaccio to explain the roman market structure of one of the most important </text:span><text:span text:style-name="T63">product</text:span><text:span text:style-name="T56"> of the roman society: olive oil. This product was used in different aspects of the Roman daily life such as consumption, lighting and hygiene. Therefore, </text:span><text:span text:style-name="T60">Olive oil </text:span><text:span text:style-name="T56">was produced and shipped in containers called amphorae from different places of the Roman Empire. </text:span></text:p>
      <text:p text:style-name="P56">As summary,</text:p>
      <text:p text:style-name="P55"><text:span text:style-name="T101">1. </text:span>Monte Testaccio is an archaeological dump of amphorae in Roma, Italy. This artificial mound was generated by the accumulation of broken amphorae sherds.</text:p>
      <text:p text:style-name="P55"><text:span text:style-name="T101">2. </text:span>It is composed of fragments of broken amphorae (name is <text:span text:style-name="T1">testae</text:span>) from Baetica mostly (current place from Andalusia), Africa and Gaul. </text:p>
      <text:p text:style-name="P55"><text:span text:style-name="T101">3. A</text:span>mphorae of olive oil were thrown because these could not be re-use due to the rests of oil and, therefore, they were deposited in Monte Testaccio.</text:p>
      <text:p text:style-name="P55"><text:span text:style-name="T101">4. </text:span>More or less, around of 53 million of amphorae were deposited during 300 years</text:p>
      <text:p text:style-name="P55">This example of study case can help us to understand the roman market economy through archaeological records such as amphorae</text:p>
      <text:p text:style-name="P51"/>
      <text:p text:style-name="P51"><text:span text:style-name="T46">S</text:span><text:span text:style-name="T47">lide </text:span><text:span text:style-name="T48">7</text:span><text:span text:style-name="T47"> </text:span><text:span text:style-name="T49">(Study case: archaeological data)</text:span></text:p>
      <text:p text:style-name="P28"><text:span text:style-name="T27">The majority of amphora</text:span><text:span text:style-name="T33">e</text:span><text:span text:style-name="T27"> found in Monte Testaccio belong to Dressel 20. Dressel 20 is an amphora was used to transport olive oil.</text:span></text:p>
      <text:p text:style-name="P40"><text:span text:style-name="T101">- </text:span>The most of them were marked off with several identifications about their provenance: they are stamp<text:span text:style-name="T124">s and tituli picti. In this case, we only will use stamps. </text:span></text:p>
      <text:p text:style-name="P40">- A stamp is identified as tria nomina or three names to define a person or figlina (figlina is a pottery factory). It is not clear the meaning of these stamps: on the one hand, it could be a agent identified as olive oil producer; on the other, it could be a agent identified as pottery factory. </text:p>
      <text:p text:style-name="P41">- Tituli picti are inscriptions in ink on the amphorae. The most important information is about the consular year when these amphorae were filled.</text:p>
      <text:p text:style-name="P40"/>
      <text:p text:style-name="P11"><text:span text:style-name="T31">S</text:span><text:span text:style-name="T30">lide </text:span><text:span text:style-name="T32">8</text:span><text:span text:style-name="T30"> </text:span><text:span text:style-name="T28">(</text:span><text:span text:style-name="T29">Approach</text:span><text:span text:style-name="T28">)</text:span></text:p>
      <text:p text:style-name="P70"><text:span text:style-name="T26">So, </text:span><text:span text:style-name="T45">explained this, the main object of our study is analyse th</text:span><text:span text:style-name="T50">ese</text:span><text:span text:style-name="T45"> stamps to know this market. How? </text:span></text:p>
      <text:p text:style-name="P42">- We want to analy<text:span text:style-name="T97">s</text:span>e the economic activities from Monte Testaccio through studying of the stamps.</text:p>
      <text:p text:style-name="P42"><text:soft-page-break/>- Specifically, we want to analy<text:span text:style-name="T97">se</text:span>e the frequencies of distribution of olive oil <text:s/>in the Mediterranean with the study of the amphorae from Monte Testaccio. We want to measure the frequencies of the distribution of the stamps to know <text:span text:style-name="T24">the structure of the market: was this a monopoly or there were thousands of small producers? Can we identify patterns similar to current markets?</text:span></text:p>
      <text:p text:style-name="P42">- For that, we are going to use st<text:span text:style-name="T94">amps as</text:span> data to measure this frequency because they give us data about the producers, identified with a unique stamp.</text:p>
      <text:p text:style-name="P39"/>
      <text:p text:style-name="P39">Slide <text:span text:style-name="T122">9 </text:span><text:span text:style-name="T68">(A method to analyse)</text:span></text:p>
      <text:p text:style-name="P85">Now, how we can to create a model to solve our questions <text:span text:style-name="T117">with the roman market</text:span>?</text:p>
      <text:p text:style-name="P26">As we said, first, we are going to define a statistical model to each hypothesis and after, we apply Bayesian Model to know which of them explain better the evidence. <text:s/></text:p>
      <text:p text:style-name="P25">- For that, we explore the codes found in the amphorae Dressel 20 with the producer information.</text:p>
      <text:p text:style-name="P25">- <text:span text:style-name="T24">We are interested to know the frequency distribution of producers. To achieve this goal we treat each code as the identity of a different producer. In this way, if we count how many stamps with the same code appear in Monte Testaccio we are effectively quantifying the size of this producer. For example if we have a stamp, say 'PNN', which has been found 30 times, and another one called 'LCF' found 3 times, it is reasonable to say that PNN identifies an olive oil producer much bigger than LCF.</text:span></text:p>
      <text:p text:style-name="P25"/>
      <text:p text:style-name="P5"><text:span text:style-name="T38">Slide 1</text:span><text:span text:style-name="T39">0</text:span><text:span text:style-name="T38"> </text:span><text:span text:style-name="T34">(</text:span><text:span text:style-name="T35">Hypothesis</text:span><text:span text:style-name="T36">)</text:span></text:p>
      <text:p text:style-name="P27"><text:span text:style-name="T56">Based on our knowledge </text:span><text:span text:style-name="T58">with the data, </text:span><text:span text:style-name="T56">we have defined four hypotheses:</text:span></text:p>
      <text:p text:style-name="P31">- The demand of olive oil was covered by small-<text:span text:style-name="T125">size</text:span> agents (producers) </text:p>
      <text:p text:style-name="P31">- <text:span text:style-name="T24">There was a coexistence of small - size producers and major producers</text:span></text:p>
      <text:p text:style-name="P31">- <text:span text:style-name="T24">Concentration of fertile land in a few hands created lots of mid-sized agents, similar to current European agriculture. As we can see with informations about the post-war periods. </text:span></text:p>
      <text:p text:style-name="P32">- <text:span text:style-name="T125">We are going to use Pareto principle. It consists this frequency distribution follows a Power-law where </text:span>80 % of the market <text:span text:style-name="T24">was </text:span>dominated by 20% of the producers<text:span text:style-name="T125">.</text:span> <text:span text:style-name="T24">This is a typical </text:span>structure <text:span text:style-name="T24">seen </text:span>in <text:span text:style-name="T24">current </text:span>markets.</text:p>
      <text:p text:style-name="P38"/>
      <text:p text:style-name="P4"><text:span text:style-name="T52">Slide </text:span><text:span text:style-name="T54">11</text:span><text:span text:style-name="T52"> </text:span><text:span text:style-name="T53">(</text:span><text:span text:style-name="T67">Quantitative analysis of archaeological data</text:span><text:span text:style-name="T53">)</text:span></text:p>
      <text:p text:style-name="P58">So, our questions can be solved applying Bayesian Method to study the ancient roman market. In this case, we have to explain why we use Bayesian Method in Archeology.</text:p>
      <text:p text:style-name="P59">- First at all, Quantitative method provide<text:span text:style-name="T127">s</text:span> an excellent scientific basis to the archaeological data. In <text:soft-page-break/>fact, despite to be a potential tool it was not used until the last 20 years. <text:span text:style-name="T95">One of t</text:span>he <text:span text:style-name="T95">main </text:span>reason <text:span text:style-name="T95">of its popularity </text:span>was the advance of the new computational methods <text:span text:style-name="T127">such as</text:span> the ABC and Monte Carlo. <text:span text:style-name="T95">We believe that this framework is able to face to the risk of the archaeological data. </text:span></text:p>
      <text:p text:style-name="P58">- Secondly, to difference of hypothesis testing, <text:span text:style-name="T127">Bayesian method</text:span> allow<text:span text:style-name="T127">s</text:span> to know <text:span text:style-name="T127">which</text:span> <text:span text:style-name="T85">model</text:span> is more suitable from the evidence. In fact, it can be used to evaluate the probability of a hypothesis based in observed evidences. <text:span text:style-name="T85">Also, we receive updated data constantly due to new archaeological diggs, and this approach is perfect to update our knowledge based on new evidence.</text:span></text:p>
      <text:p text:style-name="P57">- and Lastly, it is a effective tools in context<text:span text:style-name="T127">s</text:span> where the level of uncertainty is high as archaeology where exists a poor quality of exact data </text:p>
      <text:p text:style-name="P34">- We <text:span text:style-name="T24">have translated these hypotheses into</text:span> 4 different statistical models using <text:span text:style-name="T128">statistical methods</text:span> based on the frequency distribution. <text:span text:style-name="T128">Once defined this models, we apply Bayesian inference.</text:span></text:p>
      <text:p text:style-name="P9"/>
      <text:p text:style-name="P9">Slide 1<text:span text:style-name="T83">2</text:span> <text:span text:style-name="T64">(Model </text:span><text:span text:style-name="T72">1</text:span><text:span text:style-name="T64">: </text:span><text:span text:style-name="T72">Poisson pero también intro</text:span><text:span text:style-name="T64">)</text:span></text:p>
      <text:p text:style-name="P29">First, in this picture, we <text:span text:style-name="T118">use </text:span>Poisson <text:span text:style-name="T118">distribution</text:span> to define the frequency of the producers. You can see that the meaning of <text:span text:style-name="T129">x-axis</text:span> is the number of stamps and <text:span text:style-name="T129">the y-axis</text:span> is the density of frequency of them. </text:p>
      <text:p text:style-name="P30"/>
      <text:p text:style-name="P10"><text:span text:style-name="T55">S</text:span>lide 1<text:span text:style-name="T83">3</text:span> <text:span text:style-name="T64">(</text:span><text:span text:style-name="T68">Model </text:span><text:span text:style-name="T72">2</text:span><text:span text:style-name="T68">: </text:span><text:span text:style-name="T72">Negative binomial</text:span><text:span text:style-name="T64">)</text:span></text:p>
      <text:p text:style-name="P35">Secondly, we <text:span text:style-name="T118">use </text:span>Negative binomial distribution to add variance to Poisson distribution. We want to add the existence of major producers in this roman market. They coexisted with small-scale producers. </text:p>
      <text:p text:style-name="P35"/>
      <text:p text:style-name="P35"><text:span text:style-name="T5">Slide 14</text:span> <text:span text:style-name="T1">(Model 3: Lognormal distribution)</text:span></text:p>
      <text:p text:style-name="P36">Third, we can know if these small producers survive to the increase and concentration of land in hands of few producers. For that, we <text:span text:style-name="T118">use</text:span> Lognormal distribution. <text:span text:style-name="T118">As we said, </text:span>It was used to calculate the distribution in farm size structure in England over the post war period.</text:p>
      <text:p text:style-name="P60"/>
      <text:p text:style-name="P61"><text:span text:style-name="T99">Slide 15 </text:span><text:span text:style-name="T69">(</text:span><text:span text:style-name="T73">Model 4: Pareto distribution</text:span><text:span text:style-name="T69">)</text:span></text:p>
      <text:p text:style-name="P66">Last, we <text:span text:style-name="T118">use</text:span> Pareto <text:span text:style-name="T119">distribution</text:span> because we want to know if Roman Market had a similar structure to current markets. </text:p>
      <text:p text:style-name="P66"/>
      <text:p text:style-name="P66"><text:span text:style-name="T5">Slide 1</text:span><text:span text:style-name="T6">6</text:span> <text:span text:style-name="T1">(</text:span><text:span text:style-name="T4">Markov Chain </text:span><text:span text:style-name="T1">Monte Carlo Simulation)</text:span></text:p>
      <text:p text:style-name="P68"><text:span text:style-name="T120">Once done, we used for running Markov Chain Monte Carlo similation (MCMC) to generate a </text:span><text:soft-page-break/><text:span text:style-name="T120">posterior distribution. All were made using R statistical package </text:span>nd R2Jags JAGS. </text:p>
      <text:p text:style-name="P86">Through multiple sampling, Monte Carlo searches the best way to get an evidence more suitable, generating a posterior beliefs from our knowledge. </text:p>
      <text:p text:style-name="P68"/>
      <text:p text:style-name="P66"><text:span text:style-name="T5">Slide 1</text:span><text:span text:style-name="T6">7</text:span><text:span text:style-name="T5"> </text:span><text:span text:style-name="T1">(DIC)</text:span></text:p>
      <text:p text:style-name="P67">Finally, we have chosen Deviance Information Criteri<text:span text:style-name="T130">on</text:span>, a useful tool <text:span text:style-name="T119">w</text:span>hen the posterior distribution are obtained by Monte Carlo. <text:span text:style-name="T119">This modelling determines which model is better to know the evidence</text:span>. In this table, we want to show the DIC value of the four models, being smaller more suitable to quantify the evidence. </text:p>
      <text:p text:style-name="P66"/>
      <text:p text:style-name="P88"><text:span text:style-name="T5">Slide 18</text:span><text:span text:style-name="T1"> (</text:span><text:span text:style-name="T3">Results</text:span><text:span text:style-name="T1">)</text:span></text:p>
      <text:p text:style-name="P64">So, our results suggest: </text:p>
      <text:p text:style-name="P63">- Result<text:span text:style-name="T84">s</text:span> demonstrate that <text:span text:style-name="T121">the model 4 (pareto) of the four frequency distributions can fit better to the hypothesis proposed. </text:span></text:p>
      <text:p text:style-name="P65">- <text:s/>So, the results show a high frequency of different stamps. It means that exists a important presence of the <text:span text:style-name="T121">small</text:span>-size producers that they coexisted with the large producers. <text:span text:style-name="T131">In fact, this commerce was not only focused in large producers. </text:span></text:p>
      <text:p text:style-name="P62"/>
      <text:p text:style-name="P89">Slide 1<text:span text:style-name="T100">9</text:span> <text:span text:style-name="T68">(</text:span><text:span text:style-name="T76">discussion</text:span><text:span text:style-name="T68">)</text:span></text:p>
      <text:p text:style-name="P91">As discussion, we can speak about... </text:p>
      <text:p text:style-name="P92">- The possible existence of a free market of olive oil production in the Roman Empire. </text:p>
      <text:p text:style-name="P93">- Also, we <text:span text:style-name="T121">suggest the possibility</text:span> of a low variability with respect to the current market</text:p>
      <text:p text:style-name="P92">- <text:span text:style-name="T24">From a methodological perspective the </text:span>Bayesian method is a useful tool <text:span text:style-name="T24">for archaeology, where we always have different hypotheses to explain what we see in the fragmented and noisy archaeological record.</text:span>.</text:p>
      <text:p text:style-name="P90"/>
      <text:p text:style-name="P79">Slide <text:span text:style-name="T100">20 </text:span><text:span text:style-name="T69">(final)</text:span></text:p>
      <text:p text:style-name="P24">Thank you very much</text:p>
      <text:p text:style-name="P10"/>
      <text:p text:style-name="P54"/>
      <text:p text:style-name="P1"/>
      <text:p text:style-name="P17"/>
      <text:p text:style-name="P17"/>
      <text:p text:style-name="P17"/>
      <text:p text:style-name="P46"><text:soft-page-break/></text:p>
      <text:p text:style-name="P13"/>
      <text:p text:style-name="P13"/>
      <text:p text:style-name="P13"/>
      <text:p text:style-name="P16"/>
      <text:p text:style-name="P15"/>
      <text:p text:style-name="P15"/>
      <text:p text:style-name="P15"><text:s text:c="2"/></text:p>
      <text:p text:style-name="P1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otsar </meta:initial-creator>
    <meta:creation-date>2015-08-17T10:37:56.660212064</meta:creation-date>
    <dc:date>2015-09-04T19:26:37.929816055</dc:date>
    <dc:creator>Coto Maria</dc:creator>
    <meta:editing-duration>P2DT21H31M59S</meta:editing-duration>
    <meta:editing-cycles>88</meta:editing-cycles>
    <meta:generator>LibreOffice/4.2.8.2$Linux_X86_64 LibreOffice_project/420m0$Build-2</meta:generator>
    <meta:document-statistic meta:table-count="0" meta:image-count="0" meta:object-count="0" meta:page-count="7" meta:paragraph-count="88" meta:word-count="2087" meta:character-count="12444" meta:non-whitespace-character-count="10403"/>
  </office:meta>
</office:document-meta>
</file>